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9a81" officeooo:paragraph-rsid="00149a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buntu16.04 安装nvidia驱动</text:p>
      <text:p text:style-name="P1">sudo add-apt-repository ppa:graphics-drivers/ppa</text:p>
      <text:p text:style-name="P1">sudo apt-get update</text:p>
      <text:p text:style-name="P1">sudo apt-get install nvidia-39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2T02:37:09.961043075</meta:creation-date>
    <dc:date>2018-07-22T02:38:31.478212910</dc:date>
    <meta:editing-duration>PT1M2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16" meta:character-count="120" meta:non-whitespace-character-count="112"/>
  </office:meta>
</office:document-meta>
</file>